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Distribution of Multiple MP3 Files</text:p>
      <text:p text:style-name="P1"><text:s text:c="4"/>HSTL Audio Files</text:p>
      <text:p text:style-name="P1"/>
      <text:p text:style-name="P1">Records with 1 mp3 files: 765</text:p>
      <text:p text:style-name="P1">Records with 2 mp3 files: <text:s/>99</text:p>
      <text:p text:style-name="P1">Records with 3 mp3 files: <text:s/>26</text:p>
      <text:p text:style-name="P1">Records with 4 mp3 files: <text:s text:c="2"/>9</text:p>
      <text:p text:style-name="P1">Records with 5 mp3 files: <text:s text:c="2"/>3</text:p>
      <text:p text:style-name="P1">Records with 6 mp3 files: <text:s text:c="2"/>4</text:p>
      <text:p text:style-name="P1">Records with 7 mp3 files: <text:s text:c="2"/>3</text:p>
      <text:p text:style-name="P1">Records with 8 mp3 files: <text:s text:c="2"/>4</text:p>
      <text:p text:style-name="P1">Records with 9 mp3 files: <text:s text:c="2"/>0</text:p>
      <text:p text:style-name="P1">Records with 10 mp3 files: <text:s/>2</text:p>
      <text:p text:style-name="P1"/>
      <text:p text:style-name="P1">Number of records: <text:s text:c="7"/>915</text:p>
      <text:p text:style-name="P1"/>
      <text:p text:style-name="P1"/>
      <text:p text:style-name="P1">from LAA's 'soundrecords_2024-11-21Export.csv' data fi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00:49:15.565819462</meta:creation-date>
    <meta:print-date>2024-12-11T00:50:18.047518161</meta:print-date>
    <dc:date>2024-12-11T00:52:48.690401134</dc:date>
    <meta:editing-duration>PT3M34S</meta:editing-duration>
    <meta:editing-cycles>1</meta:editing-cycles>
    <meta:document-statistic meta:table-count="0" meta:image-count="0" meta:object-count="0" meta:page-count="1" meta:paragraph-count="14" meta:word-count="77" meta:character-count="430" meta:non-whitespace-character-count="340"/>
    <meta:generator>LibreOffice/7.0.4.2$Linux_X86_64 LibreOffice_project/00$Build-2</meta:generator>
  </office:meta>
</office:document-meta>
</file>